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FRM1000" svg:font-family="SFRM100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7518e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d4afa"/>
    </style:style>
    <style:style style:name="P8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9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aff858" officeooo:paragraph-rsid="00caa4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aa4a5" officeooo:paragraph-rsid="00caa4a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c0b6e" officeooo:paragraph-rsid="00bbf5a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d98f3" officeooo:paragraph-rsid="00cd98f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ece2d" officeooo:paragraph-rsid="00cece2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ece2d" officeooo:paragraph-rsid="00d3ab9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fcda6" officeooo:paragraph-rsid="00caa4a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fcda6" officeooo:paragraph-rsid="00cfcda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2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23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24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ru" fo:country="RU" fo:font-weight="bold" officeooo:rsid="001c7803" officeooo:paragraph-rsid="004c9e0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officeooo:paragraph-rsid="00d59a43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d66697" officeooo:paragraph-rsid="00d66697" style:font-size-asian="10pt" style:font-weight-asian="normal" style:font-size-complex="10pt" style:font-weight-complex="normal"/>
    </style:style>
    <style:style style:name="T1" style:family="text">
      <style:text-properties fo:language="en" fo:country="US" officeooo:rsid="00c79f7a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0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11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12" style:family="text">
      <style:text-properties fo:font-variant="normal" fo:text-transform="none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style:font-name="Times New Roman" fo:font-size="18pt" fo:letter-spacing="normal" fo:language="en" fo:country="US" fo:font-style="normal" fo:font-weight="normal" officeooo:rsid="00c79f7a" style:font-size-asian="18pt" style:font-style-asian="normal" style:font-weight-asian="normal" style:font-name-complex="Times New Roman" style:font-size-complex="18pt"/>
    </style:style>
    <style:style style:name="T16" style:family="text">
      <style:text-properties fo:font-variant="normal" fo:text-transform="none" style:font-name="Times New Roman" fo:font-size="18pt" fo:letter-spacing="normal" fo:language="en" fo:country="US" fo:font-style="normal" fo:font-weight="normal" officeooo:rsid="00d59a43" style:font-size-asian="18pt" style:font-style-asian="normal" style:font-weight-asian="normal" style:font-name-complex="Times New Roman" style:font-size-complex="18pt"/>
    </style:style>
    <style:style style:name="T17" style:family="text"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18" style:family="text"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19" style:family="text">
      <style:text-properties fo:font-variant="normal" fo:text-transform="none" fo:color="#000000" style:font-name="SFRM1000" fo:font-size="10pt" fo:letter-spacing="normal" fo:language="ru" fo:country="RU" fo:font-style="normal" fo:font-weight="normal" officeooo:rsid="00d59a43" style:font-size-asian="10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20" style:family="text">
      <style:text-properties officeooo:rsid="00d1bc51"/>
    </style:style>
    <style:style style:name="T21" style:family="text">
      <style:text-properties style:font-name="SFRM1000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анкт-Петербургский национальный исследовательский университет </text:p>
      <text:p text:style-name="P6"><text:span text:style-name="T3">информационных технологий, механики и оптики</text:span><text:span text:style-name="T4"><text:line-break/></text:span><text:span text:style-name="T3">(Университет ИТМО)</text:span><text:span text:style-name="T4"> </text:span><text:bookmark text:name="report_R98097615122270904"/></text:p>
      <text:p text:style-name="P5">Факультет программной инженерии и компьютерной техники</text:p>
      <text:p text:style-name="P21">Кафедра вычислительной техники</text:p>
      <text:p text:style-name="P1"/>
      <text:p text:style-name="P3"> </text:p>
      <text:p text:style-name="P3"> </text:p>
      <text:p text:style-name="P3"> </text:p>
      <text:p text:style-name="P3"> </text:p>
      <text:p text:style-name="P3"> </text:p>
      <text:p text:style-name="P6"><text:span text:style-name="T12">Лабораторная работа №</text:span><text:span text:style-name="T13"> </text:span><text:span text:style-name="T16">8</text:span></text:p>
      <text:p text:style-name="P7"><text:span text:style-name="T12">по </text:span><text:span text:style-name="T14">дисциплине </text:span></text:p>
      <text:p text:style-name="P2">«Языки системного программирования»</text:p>
      <text:p text:style-name="P25"><text:span text:style-name="T17">«</text:span><text:span text:style-name="T18">Сепия-фильтр для изображения</text:span><text:span text:style-name="T17">»</text:span></text:p>
      <text:p text:style-name="P8"> </text:p>
      <text:p text:style-name="P8"> </text:p>
      <text:p text:style-name="P8"> </text:p>
      <text:p text:style-name="P8"> </text:p>
      <text:p text:style-name="P8"> </text:p>
      <text:p text:style-name="P22"><text:span text:style-name="T4">Выполнил<text:line-break/>студент </text:span><text:span text:style-name="T5">2</text:span><text:span text:style-name="T4"> курса,<text:line-break/>группы P3</text:span><text:span text:style-name="T5">2</text:span><text:span text:style-name="T4">00<text:line-break/>Cапожников Борис Константинович</text:span></text:p>
      <text:p text:style-name="P23"><text:span text:style-name="T6">Р</text:span><text:span text:style-name="T4">уководител</text:span><text:span text:style-name="T7">ь</text:span><text:span text:style-name="T4">:</text:span></text:p>
      <text:p text:style-name="P23"><text:span text:style-name="T8">кандидат технических наук</text:span> <text:span text:style-name="T4"><text:line-break/></text:span><text:span text:style-name="T8">Б</text:span><text:span text:style-name="T9">алакшин Павел Валерьевич</text:span></text:p>
      <text:p text:style-name="P9"/>
      <text:p text:style-name="P3"> </text:p>
      <text:p text:style-name="P3"> </text:p>
      <text:p text:style-name="P3"> </text:p>
      <text:p text:style-name="P3"> </text:p>
      <text:p text:style-name="P3"> </text:p>
      <text:p text:style-name="P18"><text:span text:style-name="T10">Санкт-Петербург — 201</text:span><text:span text:style-name="T11">6</text:span></text:p>
      <text:p text:style-name="P19"/>
      <text:p text:style-name="P20"><text:soft-page-break/>Текст исходной программы<text:span text:style-name="T2">:</text:span></text:p>
      <text:p text:style-name="P24"/>
      <text:p text:style-name="P26">extern <text:s/>_GLOBAL_OFFSET_TABLE_ <text:s text:c="2"/><text:line-break/><text:line-break/>section .data<text:line-break/><text:tab/>align 16<text:line-break/><text:tab/>byte2float:<text:line-break/><text:tab/>%assign i 0 <text:line-break/><text:tab/>%rep<text:tab/>256 <text:line-break/><text:tab/><text:tab/>dd %[i].<text:line-break/><text:tab/>%assign i i+1 <text:line-break/><text:tab/>%endrep<text:line-break/><text:tab/>align 16<text:line-break/><text:tab/> cn1:<text:line-break/><text:tab/><text:tab/>dd 0.0, 0.393, 0.349, 0.272<text:line-break/><text:tab/>cn2:<text:line-break/><text:tab/><text:tab/>dd 0.0, 0.769, 0.686, 0.543<text:line-break/><text:tab/>cn3:<text:line-break/><text:tab/><text:tab/>dd 0.0, 0.189, 0.168, 0.131<text:line-break/><text:tab/><text:tab/><text:line-break/><text:tab/>%macro firstfill 3<text:line-break/><text:tab/><text:tab/>lea rax, [rdi + %2 + 3*%3]<text:line-break/><text:tab/><text:tab/>xor rcx, rcx<text:line-break/><text:tab/><text:tab/>mov byte cl, [rax]<text:line-break/><text:tab/><text:tab/>lea rax, [rel byte2float]<text:line-break/><text:tab/><text:tab/>lea rax, [rax + rcx*4]<text:line-break/><text:tab/><text:tab/>;lea rax, [rcx*4 + rel byte2float wrt ..gotoff]<text:line-break/><text:tab/><text:tab/>movss %1, [rax]<text:line-break/><text:tab/><text:tab/>shufps %1, %1, 00h<text:line-break/><text:tab/><text:tab/><text:line-break/><text:tab/><text:tab/>lea rax, [rdi + %2 + 3]<text:line-break/><text:tab/><text:tab/>xor rcx, rcx<text:line-break/><text:tab/><text:tab/>mov byte cl, [rax]<text:line-break/><text:tab/><text:tab/>lea rax, [rel byte2float]<text:line-break/><text:tab/><text:tab/>lea rax, [rax + rcx*4]<text:line-break/><text:tab/><text:tab/>;lea rax, [rcx*4 + rel byte2float wrt ..gotoff]<text:line-break/><text:tab/><text:tab/>movss xmm7, [rax]<text:line-break/><text:tab/><text:tab/>movss %1, xmm7<text:line-break/><text:tab/>%endmacro<text:line-break/><text:tab/><text:line-break/><text:tab/>%macro fill_cn 3<text:line-break/><text:tab/><text:tab/>lea rax, [rel cn%2]<text:line-break/><text:tab/><text:tab/>movaps %1, [rax]<text:line-break/><text:tab/><text:tab/>lea rax, [rax + %3*4]<text:line-break/><text:tab/><text:tab/>;lea rax, [%3*4 + rel cn%2 wrt ..gotpc]<text:line-break/><text:tab/><text:tab/>movss xmm7, [rax]<text:line-break/><text:tab/><text:tab/>movss %1, xmm7<text:line-break/><text:tab/>%endmacro<text:line-break/><text:line-break/><text:tab/>%macro p1_2byte 0<text:line-break/><text:tab/><text:tab/>cvttss2si rax, xmm3<text:tab/><text:tab/><text:tab/>;r1<text:line-break/><text:tab/><text:tab/>cmp rax, 255<text:line-break/><text:tab/><text:tab/>jle %%skip<text:line-break/><text:tab/><text:tab/>mov rax, 255<text:line-break/><text:tab/>%%skip:<text:line-break/><text:tab/><text:tab/>dec rsp<text:line-break/><text:tab/><text:tab/>mov byte [rsp], al<text:line-break/><text:tab/>%endmacro<text:line-break/><text:line-break/><text:tab/>%macro float2byte 2<text:line-break/><text:tab/><text:tab/>shufps %1, %1, 39h<text:line-break/><text:tab/><text:tab/>cvttss2si rax, %1<text:line-break/><text:tab/><text:tab/>cmp rax, 255<text:line-break/><text:soft-page-break/><text:tab/><text:tab/>jle %%skip<text:line-break/><text:tab/><text:tab/>mov rax, 255<text:line-break/><text:tab/>%%skip:<text:line-break/><text:tab/><text:tab/>lea rdx, [rdi + %2]<text:line-break/><text:tab/><text:tab/>mov byte [rdx], al<text:line-break/><text:tab/>%endmacro<text:line-break/><text:tab/><text:tab/><text:line-break/>section .text<text:line-break/><text:tab/>global sepia_filter_asm:function<text:line-break/><text:tab/>sepia_filter_asm:<text:line-break/><text:tab/><text:tab/>push rbp<text:line-break/><text:tab/><text:tab/>mov rbp, rsp<text:line-break/><text:tab/><text:tab/>push rbx<text:line-break/><text:line-break/><text:tab/><text:tab/>; Computing the number of pixels<text:line-break/><text:tab/><text:tab/>mov dword eax, [rdi]<text:tab/><text:tab/><text:tab/><text:tab/>;width -&gt; rax<text:line-break/><text:tab/><text:tab/>lea rdx, [rdi+4]<text:tab/><text:tab/><text:tab/><text:tab/><text:tab/>;height -&gt; rdx<text:line-break/><text:tab/><text:tab/>mov dword edx, [rdx]<text:line-break/><text:tab/><text:tab/>mul edx<text:tab/><text:tab/><text:tab/><text:tab/><text:tab/><text:tab/>;rax *= rdx -&gt; width *= height<text:line-break/><text:tab/><text:tab/><text:line-break/><text:tab/><text:tab/>; Load pixel pointer into rdi and compute the end<text:line-break/><text:tab/><text:tab/>lea rdi, [rdi + 8]<text:line-break/><text:tab/><text:tab/>mov rdi, [rdi]<text:line-break/><text:tab/><text:tab/>lea rsi, [3*rax]<text:line-break/><text:tab/><text:tab/>add rsi, rdi<text:tab/><text:line-break/><text:tab/><text:tab/><text:line-break/><text:tab/>.loop:<text:line-break/><text:tab/><text:tab/>cmp rdi, rsi<text:line-break/><text:tab/><text:tab/>jge .end<text:line-break/><text:line-break/><text:tab/><text:tab/>firstfill xmm0, 0, 0 <text:tab/><text:tab/>;r0r0r0r1<text:line-break/><text:tab/><text:tab/>firstfill xmm1, 1, 0 <text:tab/><text:tab/>;g0g0g0g1<text:line-break/><text:tab/><text:tab/>firstfill xmm2, 2, 0 <text:tab/><text:tab/>;b0b0b0b1<text:line-break/><text:tab/><text:tab/><text:line-break/><text:tab/><text:tab/>fill_cn xmm3, 1, 1 <text:tab/><text:tab/>;c30 c20 c10 c10 <text:line-break/><text:tab/><text:tab/>fill_cn xmm4, 2, 1 <text:tab/><text:tab/>;c31 c21 c11 c11<text:line-break/><text:tab/><text:tab/>fill_cn xmm5, 3, 1 <text:tab/><text:tab/>;c32 c22 c12 c12<text:tab/><text:line-break/><text:tab/><text:tab/><text:line-break/><text:tab/><text:tab/>mulps xmm3, xmm0<text:tab/><text:tab/><text:tab/>;r0*c30 r0*c20 r0*c10 r1*c10<text:line-break/><text:tab/><text:tab/>mulps xmm4, xmm1<text:tab/><text:tab/><text:tab/>;g0*c31 g0*c21 g0*c11 g1*c11<text:line-break/><text:tab/><text:tab/>mulps xmm5, xmm2<text:tab/><text:tab/><text:tab/>;b0*c32 b0*c22 b0*c12 b1*c12<text:line-break/><text:tab/><text:tab/>addps xmm3, xmm4<text:tab/><text:tab/><text:line-break/><text:tab/><text:tab/>addps xmm3, xmm5<text:tab/><text:tab/><text:tab/>;b0 g0 r0 r1<text:line-break/><text:line-break/><text:tab/><text:tab/>p1_2byte<text:line-break/><text:tab/><text:tab/>float2byte xmm3, 0<text:line-break/><text:tab/><text:tab/>float2byte xmm3, 1<text:line-break/><text:tab/><text:tab/>float2byte xmm3, 2<text:line-break/><text:line-break/><text:tab/><text:tab/>firstfill xmm0, 0, 2 <text:tab/><text:tab/>;r2r2r2r1<text:line-break/><text:tab/><text:tab/>firstfill xmm1, 1, 2 <text:tab/><text:tab/>;g2g2g2g1<text:line-break/><text:tab/><text:tab/>firstfill xmm2, 2, 2 <text:tab/><text:tab/>;b2b2b2b1<text:line-break/><text:line-break/><text:tab/><text:tab/>fill_cn xmm3, 1, 2 <text:tab/><text:tab/>;c30 c20 c10 c20<text:line-break/><text:tab/><text:tab/>fill_cn xmm4, 2, 2 <text:tab/><text:tab/>;c31 c21 c11 c21<text:line-break/><text:tab/><text:tab/>fill_cn xmm5, 3, 2 <text:tab/><text:tab/>;c32 c22 c12 c22<text:line-break/><text:line-break/><text:tab/><text:tab/>mulps xmm3, xmm0 <text:tab/><text:tab/><text:tab/>;r2*c30 r2*c20 r2*c10 r1*c20<text:line-break/><text:tab/><text:tab/>mulps xmm4, xmm1 <text:tab/><text:tab/><text:tab/>;g2*c31 g2*c21 g2*c11 g1*c21<text:line-break/><text:tab/><text:tab/>mulps xmm5, xmm2 <text:tab/><text:tab/><text:tab/>;b2*c32 b2*c22 b2*c12 b1*c22<text:line-break/><text:tab/><text:tab/>addps xmm3, xmm4<text:line-break/><text:tab/><text:tab/>addps xmm3, xmm5<text:tab/><text:tab/><text:tab/>;b2 g2 r2 g1<text:line-break/><text:tab/><text:line-break/><text:tab/><text:tab/>p1_2byte<text:line-break/><text:tab/><text:tab/>float2byte xmm3, 6<text:line-break/><text:soft-page-break/><text:tab/><text:tab/>float2byte xmm3, 7<text:line-break/><text:tab/><text:tab/>float2byte xmm3, 8<text:line-break/><text:line-break/><text:tab/><text:tab/>firstfill xmm0, 0, 3 <text:tab/><text:tab/>;r3r3r3r1<text:line-break/><text:tab/><text:tab/>firstfill xmm1, 1, 3 <text:tab/><text:tab/>;g3g3g3g1<text:line-break/><text:tab/><text:tab/>firstfill xmm2, 2, 3 <text:tab/><text:tab/>;b3b3b3b1<text:line-break/><text:line-break/><text:tab/><text:tab/>fill_cn xmm3, 1, 3 <text:tab/><text:tab/>;c30 c20 c10 c30<text:line-break/><text:tab/><text:tab/>fill_cn xmm4, 2, 3 <text:tab/><text:tab/>;c31 c21 c11 c31<text:line-break/><text:tab/><text:tab/>fill_cn xmm5, 3, 3 <text:tab/><text:tab/>;c32 c22 c12 c32<text:line-break/><text:line-break/><text:tab/><text:tab/>mulps xmm3, xmm0 <text:tab/><text:tab/><text:tab/>;r3*c30 r3*c20 r3*c10 r1*c30<text:line-break/><text:tab/><text:tab/>mulps xmm4, xmm1 <text:tab/><text:tab/><text:tab/>;r3*c31 r3*c21 r3*c11 g1*c31<text:line-break/><text:tab/><text:tab/>mulps xmm5, xmm2 <text:tab/><text:tab/><text:tab/>;r3*c31 r3*c22 r3*c12 b1*c32<text:line-break/><text:tab/><text:tab/>addps xmm3, xmm4<text:line-break/><text:tab/><text:tab/>addps xmm3, xmm5<text:tab/><text:tab/><text:tab/>;b3 g3 r3 b1<text:line-break/><text:line-break/><text:tab/><text:tab/>p1_2byte<text:line-break/><text:tab/><text:tab/>float2byte xmm3, 9<text:line-break/><text:tab/><text:tab/>float2byte xmm3, 10<text:line-break/><text:tab/><text:tab/>float2byte xmm3, 11<text:line-break/><text:line-break/><text:tab/><text:tab/>;Unwinding stack to get pixel 1 values r1 g1 b1<text:line-break/><text:tab/><text:tab/>lea rdx, [rdi + 5]<text:line-break/><text:tab/><text:tab/>mov byte al, [rsp]<text:line-break/><text:tab/><text:tab/>mov byte [rdx], al<text:line-break/><text:tab/><text:tab/>inc rsp<text:line-break/><text:tab/><text:tab/>dec rdx<text:line-break/><text:tab/><text:tab/>mov byte al, [rsp]<text:line-break/><text:tab/><text:tab/>mov byte [rdx], al<text:line-break/><text:tab/><text:tab/>inc rsp<text:line-break/><text:tab/><text:tab/>dec rdx<text:line-break/><text:tab/><text:tab/>mov byte al, [rsp]<text:line-break/><text:tab/><text:tab/>mov byte [rdx], al<text:line-break/><text:tab/><text:tab/>inc rsp<text:line-break/><text:line-break/><text:tab/><text:tab/>add rdi, 12<text:line-break/><text:tab/><text:tab/>jmp .loop<text:line-break/><text:tab/>.end:<text:line-break/><text:tab/><text:tab/>pop rbx<text:line-break/><text:tab/><text:tab/>leave<text:line-break/><text:tab/><text:tab/>re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FRM1000" svg:font-family="SFRM100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2-29T06:13:45.740000000</dc:date>
    <meta:editing-duration>P2DT18H41M35S</meta:editing-duration>
    <meta:editing-cycles>190</meta:editing-cycles>
    <meta:print-date>2016-11-17T09:11:42.934000000</meta:print-date>
    <meta:document-statistic meta:table-count="0" meta:image-count="0" meta:object-count="0" meta:page-count="4" meta:paragraph-count="29" meta:word-count="625" meta:character-count="3989" meta:non-whitespace-character-count="2966"/>
  </office:meta>
</office:document-meta>
</file>